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LLCA CALVO, WALT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1252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1173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REJA MONTERROSO, SHIRLEY MILAGR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1829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26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209670</text:p>
          </table:table-cell>
          <table:table-cell table:style-name="Tabla2.A2" office:value-type="string">
            <text:p text:style-name="P9">12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FALTA CANCELAR EL SERV. DE RECOJO - GUILLERMO LE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3:41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